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0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4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1"/>
        <table:table-column table:style-name="co8" table:default-cell-style-name="ce16"/>
        <table:table-column table:style-name="co9" table:default-cell-style-name="ce6"/>
        <table:table-column table:style-name="co10" table:default-cell-style-name="ce1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19" table:default-cell-style-name="ce6"/>
        <table:table-column table:style-name="co20" table:default-cell-style-name="ce6"/>
        <table:table-column table:style-name="co16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6" table:default-cell-style-name="ce6"/>
        <table:table-column table:style-name="co27" table:default-cell-style-name="ce6"/>
        <table:table-column table:style-name="co16" table:number-columns-repeated="2" table:default-cell-style-name="ce6"/>
        <table:table-column table:style-name="co29" table:number-columns-repeated="989" table:default-cell-style-name="Default"/>
        <table:table-row table:style-name="ro1">
          <table:table-cell table:style-name="ce1" office:value-type="string">
            <text:p>Serial No</text:p>
          </table:table-cell>
          <table:table-cell table:style-name="ce1" office:value-type="string">
            <text:p>Invoice Number</text:p>
          </table:table-cell>
          <table:table-cell table:style-name="ce1" office:value-type="string">
            <text:p>Invoice <text:s/>Date</text:p>
          </table:table-cell>
          <table:table-cell table:style-name="ce1" office:value-type="string">
            <text:p>Bill Number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Goods Purchase</text:p>
          </table:table-cell>
          <table:table-cell table:style-name="ce10" office:value-type="string">
            <text:p>Quantity</text:p>
          </table:table-cell>
          <table:table-cell table:style-name="ce15" office:value-type="string">
            <text:p>Tot.Value</text:p>
          </table:table-cell>
          <table:table-cell table:style-name="ce1" office:value-type="string">
            <text:p>Rate Tax</text:p>
          </table:table-cell>
          <table:table-cell table:style-name="ce15" office:value-type="string">
            <text:p>Input Tax Paid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Seller Address</text:p>
          </table:table-cell>
          <table:table-cell table:style-name="ce1" office:value-type="string">
            <text:p>UOM</text:p>
          </table:table-cell>
          <table:table-cell table:style-name="ce20" table:number-columns-repeated="15"/>
          <table:table-cell table:style-name="ce28"/>
          <table:table-cell table:style-name="ce20" table:number-columns-repeated="2"/>
          <table:table-cell table:style-name="ce28"/>
          <table:table-cell table:style-name="ce20" table:number-columns-repeated="2"/>
          <table:table-cell table:style-name="ce28"/>
          <table:table-cell table:number-columns-repeated="989"/>
        </table:table-row>
        <table:table-row-group>
          <table:table-row-group>
            <table:table-row-group>
              <table:table-row table:style-name="ro1">
                <table:table-cell table:style-name="ce2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7" table:number-columns-repeated="2"/>
                <table:table-cell table:style-name="ce27"/>
                <table:table-cell table:style-name="ce17"/>
                <table:table-cell table:style-name="ce27" table:number-columns-repeated="4"/>
                <table:table-cell/>
                <table:table-cell table:style-name="ce17"/>
                <table:table-cell table:number-columns-repeated="990"/>
              </table:table-row>
              <table:table-row table:style-name="ro1">
                <table:table-cell table:style-name="ce3"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['inv_doc']" xlink:type="simple">name</text:a></text:p>
                </table:table-cell>
                <table:table-cell office:value-type="string">
                  <text:p><text:a xlink:href="python://convert_date(line['date_invoice'])" xlink:type="simple">inv_date</text:a></text:p>
                </table:table-cell>
                <table:table-cell table:style-name="ce9" office:value-type="string">
                  <text:p><text:a xlink:href="python://line['bill_number']" xlink:type="simple">bill_number</text:a></text:p>
                </table:table-cell>
                <table:table-cell table:style-name="ce9" office:value-type="string">
                  <text:p><text:a xlink:href="python://convert_date(line['bill_date'])" xlink:type="simple">bill_date</text:a></text:p>
                </table:table-cell>
                <table:table-cell office:value-type="string">
                  <text:p><text:a xlink:href="python://line['productname']" xlink:type="simple">productname</text:a></text:p>
                </table:table-cell>
                <table:table-cell table:style-name="ce12" office:value-type="string">
                  <text:p><text:a xlink:href="python://line['vatbased_qty']" xlink:type="simple">vatbased_qty</text:a></text:p>
                </table:table-cell>
                <table:table-cell table:style-name="ce17" office:value-type="string">
                  <text:p><text:a xlink:href="python://round(line['vatbased_amt'],0)" xlink:type="simple">vatbased_amt</text:a></text:p>
                </table:table-cell>
                <table:table-cell table:style-name="ce3" office:value-type="string">
                  <text:p><text:a xlink:href="python://line['tax_name']" xlink:type="simple">tax_name</text:a></text:p>
                </table:table-cell>
                <table:table-cell table:style-name="ce17" office:value-type="string">
                  <text:p><text:a xlink:href="python://round(line['paid_amt'],0)" xlink:type="simple">paid_amt</text:a></text:p>
                </table:table-cell>
                <table:table-cell table:style-name="ce3" office:value-type="string">
                  <text:p><text:a xlink:href="python://line['tin']" xlink:type="simple">tin</text:a></text:p>
                </table:table-cell>
                <table:table-cell office:value-type="string">
                  <text:p><text:a xlink:href="python://line['partnername']" xlink:type="simple">partnername</text:a></text:p>
                </table:table-cell>
                <table:table-cell office:value-type="string">
                  <text:p><text:a xlink:href="python://line['uom']" xlink:type="simple">uom</text:a></text:p>
                </table:table-cell>
                <table:table-cell table:number-columns-repeated="1011"/>
              </table:table-row>
              <table:table-row table:style-name="ro1">
                <table:table-cell table:style-name="ce2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7" table:number-columns-repeated="2"/>
                <table:table-cell table:style-name="ce27"/>
                <table:table-cell table:style-name="ce17"/>
                <table:table-cell table:style-name="ce27" table:number-columns-repeated="4"/>
                <table:table-cell/>
                <table:table-cell table:style-name="ce17"/>
                <table:table-cell table:number-columns-repeated="990"/>
              </table:table-row>
              <table:table-row table:style-name="ro2">
                <table:table-cell table:style-name="Default"/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7" table:number-columns-repeated="2"/>
                <table:table-cell table:style-name="ce27" table:number-columns-repeated="6"/>
                <table:table-cell/>
                <table:table-cell table:style-name="ce17"/>
                <table:table-cell table:number-columns-repeated="990"/>
              </table:table-row>
              <table:table-row table:style-name="ro2">
                <table:table-cell table:style-name="ce4"/>
                <table:table-cell table:style-name="ce8"/>
                <table:table-cell table:number-columns-repeated="3"/>
                <table:table-cell table:style-name="ce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1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4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4"/>
                <table:table-cell table:style-name="ce23" table:number-columns-repeated="2"/>
                <table:table-cell table:style-name="ce2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6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4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9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5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7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7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6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8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5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6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4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7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8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5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</table:table-row-group>
            <table:table-row table:style-name="ro2">
              <table:table-cell table:style-name="ce5" table:number-columns-repeated="6"/>
              <table:table-cell table:style-name="ce14"/>
              <table:table-cell table:style-name="ce19"/>
              <table:table-cell table:style-name="ce5"/>
              <table:table-cell table:style-name="ce19"/>
              <table:table-cell table:style-name="ce5" table:number-columns-repeated="12"/>
              <table:table-cell table:style-name="ce22"/>
              <table:table-cell table:style-name="ce5"/>
              <table:table-cell table:style-name="ce24" table:number-columns-repeated="4"/>
              <table:table-cell table:style-name="ce26"/>
              <table:table-cell table:style-name="ce24" table:number-columns-repeated="2"/>
              <table:table-cell table:style-name="ce26"/>
              <table:table-cell table:style-name="ce5"/>
              <table:table-cell table:style-name="ce24"/>
              <table:table-cell table:style-name="ce5"/>
              <table:table-cell table:style-name="ce29" table:number-columns-repeated="989"/>
            </table:table-row>
          </table:table-row-group>
          <table:table-row table:style-name="ro2">
            <table:table-cell table:style-name="ce5" table:number-columns-repeated="6"/>
            <table:table-cell table:style-name="ce14"/>
            <table:table-cell table:style-name="ce19"/>
            <table:table-cell table:style-name="ce5"/>
            <table:table-cell table:style-name="ce19"/>
            <table:table-cell table:style-name="ce5" table:number-columns-repeated="12"/>
            <table:table-cell table:style-name="ce22"/>
            <table:table-cell table:style-name="ce5"/>
            <table:table-cell table:style-name="ce24" table:number-columns-repeated="4"/>
            <table:table-cell table:style-name="ce26"/>
            <table:table-cell table:style-name="ce24" table:number-columns-repeated="2"/>
            <table:table-cell table:style-name="ce26"/>
            <table:table-cell table:style-name="ce5"/>
            <table:table-cell table:style-name="ce24"/>
            <table:table-cell table:style-name="ce5"/>
            <table:table-cell table:style-name="ce29" table:number-columns-repeated="989"/>
          </table:table-row>
          <table:table-row-group>
            <table:table-row-group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4"/>
                <table:table-cell table:style-name="ce23" table:number-columns-repeated="2"/>
                <table:table-cell table:style-name="ce2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4"/>
                <table:table-cell table:style-name="ce23" table:number-columns-repeated="2"/>
                <table:table-cell table:style-name="ce2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4"/>
                <table:table-cell table:style-name="ce23" table:number-columns-repeated="2"/>
                <table:table-cell table:style-name="ce2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</table:table-row-group>
            <table:table-row table:style-name="ro2">
              <table:table-cell table:style-name="ce5" table:number-columns-repeated="6"/>
              <table:table-cell table:style-name="ce14"/>
              <table:table-cell table:style-name="ce19"/>
              <table:table-cell table:style-name="ce5"/>
              <table:table-cell table:style-name="ce19"/>
              <table:table-cell table:style-name="ce5" table:number-columns-repeated="12"/>
              <table:table-cell table:style-name="ce22"/>
              <table:table-cell table:style-name="ce5"/>
              <table:table-cell table:style-name="ce24"/>
              <table:table-cell table:style-name="ce26" table:number-columns-repeated="4"/>
              <table:table-cell table:style-name="ce24" table:number-columns-repeated="2"/>
              <table:table-cell table:style-name="ce26"/>
              <table:table-cell table:style-name="ce5"/>
              <table:table-cell table:style-name="ce24"/>
              <table:table-cell table:style-name="ce5"/>
              <table:table-cell table:style-name="ce29" table:number-columns-repeated="989"/>
            </table:table-row>
          </table:table-row-group>
          <table:table-row table:style-name="ro2">
            <table:table-cell table:style-name="ce5" table:number-columns-repeated="6"/>
            <table:table-cell table:style-name="ce14"/>
            <table:table-cell table:style-name="ce19"/>
            <table:table-cell table:style-name="ce5"/>
            <table:table-cell table:style-name="ce19"/>
            <table:table-cell table:style-name="ce5" table:number-columns-repeated="12"/>
            <table:table-cell table:style-name="ce22"/>
            <table:table-cell table:style-name="ce5"/>
            <table:table-cell table:style-name="ce24"/>
            <table:table-cell table:style-name="ce26" table:number-columns-repeated="4"/>
            <table:table-cell table:style-name="ce24" table:number-columns-repeated="2"/>
            <table:table-cell table:style-name="ce26"/>
            <table:table-cell table:style-name="ce5"/>
            <table:table-cell table:style-name="ce24"/>
            <table:table-cell table:style-name="ce5"/>
            <table:table-cell table:style-name="ce29" table:number-columns-repeated="989"/>
          </table:table-row>
        </table:table-row-group>
        <table:table-row table:style-name="ro2">
          <table:table-cell table:style-name="ce5" table:number-columns-repeated="6"/>
          <table:table-cell table:style-name="ce14"/>
          <table:table-cell table:style-name="ce19"/>
          <table:table-cell table:style-name="ce5"/>
          <table:table-cell table:style-name="ce19"/>
          <table:table-cell table:style-name="ce5" table:number-columns-repeated="12"/>
          <table:table-cell table:style-name="ce22"/>
          <table:table-cell table:style-name="ce5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26"/>
          <table:table-cell table:style-name="ce5"/>
          <table:table-cell table:style-name="ce24"/>
          <table:table-cell table:style-name="ce5"/>
          <table:table-cell table:style-name="ce29" table:number-columns-repeated="989"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7-15T18:55:57</dc:date>
    <meta:editing-cycles>137</meta:editing-cycles>
    <meta:generator>LibreOffice/3.5$Linux_x86 LibreOffice_project/350m1$Build-2</meta:generator>
    <meta:editing-duration>PT9H1M1S</meta:editing-duration>
    <dc:creator>Dev127 </dc:creator>
    <meta:document-statistic meta:table-count="1" meta:cell-count="28" meta:object-count="0"/>
    <meta:template xlink:type="simple" xlink:actuate="onRequest" xlink:title="Normal.dotm" xlink:href=""/>
  </office:meta>
</office:document-meta>
</file>